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1b3" officeooo:paragraph-rsid="000d61b3"/>
    </style:style>
    <style:style style:name="P2" style:family="paragraph" style:parent-style-name="Standard">
      <style:text-properties fo:language="ru" fo:country="RU" officeooo:rsid="000d61b3" officeooo:paragraph-rsid="000d61b3"/>
    </style:style>
    <style:style style:name="P3" style:family="paragraph" style:parent-style-name="Standard" style:list-style-name="L1">
      <style:text-properties fo:language="ru" fo:country="RU" officeooo:rsid="000d61b3" officeooo:paragraph-rsid="000d61b3"/>
    </style:style>
    <style:style style:name="T1" style:family="text">
      <style:text-properties officeooo:rsid="000e2e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ребования к отчету по лабораторной</text:p>
      <text:p text:style-name="P2"/>
      <text:p text:style-name="P2">Первый лист: </text:p>
      <text:list xml:id="list8904289916325694286" text:style-name="L1">
        <text:list-item>
          <text:p text:style-name="P3">отчет по лабораторной работе </text:p>
        </text:list-item>
        <text:list-item>
          <text:p text:style-name="P3">название лабораторной</text:p>
        </text:list-item>
        <text:list-item>
          <text:p text:style-name="P3">фамилия</text:p>
        </text:list-item>
        <text:list-item>
          <text:p text:style-name="P3">дата, подпись</text:p>
        </text:list-item>
      </text:list>
      <text:p text:style-name="P2"/>
      <text:p text:style-name="P2">второй лист :</text:p>
      <text:p text:style-name="P2">Текст задания, которое выполнено. Словами описать, что сделал.</text:p>
      <text:p text:style-name="P1"/>
      <text:p text:style-name="P2">Третий лист:</text:p>
      <text:p text:style-name="P2">Схема алгоритма</text:p>
      <text:p text:style-name="P2"/>
      <text:p text:style-name="P2">Четвертый лист:</text:p>
      <text:p text:style-name="P2">Текст программы (перед текстом описание программы или подробные комментарии), который должен соответствовать структуре алгоритма.</text:p>
      <text:p text:style-name="P2"/>
      <text:p text:style-name="P2">После текста программы изобразить (print screen) результат, который доказывает, что программа работает правильно и обрабатывает ошибки.</text:p>
      <text:p text:style-name="P2"/>
      <text:p text:style-name="P2">Выводы <text:span text:style-name="T1">к</text:span> этой работе: чему я научился конкретно на этой лабораторной работе. (Может быть пришли мысли как улучшить программу, что можно улучшить в программе) </text:p>
      <text:p text:style-name="P2"/>
      <text:p text:style-name="P2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8:39:32.369590357</meta:creation-date>
    <dc:date>2017-09-14T11:00:26.285150739</dc:date>
    <meta:editing-duration>PT48M3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91" meta:character-count="662" meta:non-whitespace-character-count="585"/>
  </office:meta>
</office:document-meta>
</file>